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9">A wrought iron gate was lifted, and then a second. Inside the mott yard even more provisions these of a </text:span><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9">not see it as the message of the gods we do. <text:line-break/><text:line-break/>The captain blinked. He was rapidly trying to make sense, to acclimate to this new change in the many </text:span><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What are interpersonal problems?” <text:line-break/><text:soft-pag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4"><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For the first time he was exposed to fir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p>
      <text:p text:style-name="P4"/>
      <text:p text:style-name="P4">With the remaining good leg Arthur jumped. Into the air and high. An arch towards the remaining cannon. It pumped six huge shells through his center of mass- but whateven animated him was unhurt.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text:s/>With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make temporary seals. The temperature was dropping. Fans turned on as the slugs over worked lifesuport systems attempeted to nuteralize whatever was pouring from the Thrush. Waterfalls of green poured down the horrid birth canal where Arthur had sprung from. </text:p>
      <text:p text:style-name="P4"/>
      <text:p text:style-name="P4"><text:soft-page-break/>Derek said- “Laura. We have to leave here. It isn't safe.” She allowed herself to be lifted, and walked in a haggard drunk like reel towards the doors. Technitians, in full suits rushed past them to try to mend the hull while they still could. The sight of them brough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plugs of vine, but they still bled. <text:line-break/><text:line-break/>There was a scraping noise as he sepparated the engine from the ship The thrush leaned and Laura feared it would crash through the dome. </text:p>
      <text:p text:style-name="P4"/>
      <text:p text:style-name="P4">It seemed to Laura that the thrush was exploding so fierce was the fire that poured from it's loading bay. The dome was warmed, and klaxons blared. Sprinklers and halon systems quelled some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
      <text:p text:style-name="P4">In that moment the sentinel had retreated around the ships main body. The ragged Arthur dragged himself forward with one arm, and waved and shot with the other menacingly. Whatever power his legs had had was gone. </text:p>
      <text:p text:style-name="P4"/>
      <text:p text:style-name="P4"><text:soft-page-break/>The sentinel waited, then sprung, juking right then lef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ext:s/>When the long, lance like appendage popped with a syrupy “bloop.” Green light glowed. Laura recognized the acid of the foot.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It was ruined. Most of the soil run to the depths. What remained pock marked and cratered. Low places filled with poison gas. Fire still raged in anything wooden. Farm machines shot to scrap. Hundreds dead. </text:p>
      <text:p text:style-name="P4"/>
      <text:p text:style-name="P4">Laura stood up. Derek took a knee and surveyed things. “Is he still kicking in there?” He asked. <text:soft-page-break/>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seat.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e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able, and jarring for it's immediacy- is worth it.”</text:p>
      <text:p text:style-name="P4"/>
      <text:p text:style-name="P4">She stooped and grabbed a clod of soil and heaved it at him. It broke on the lip of the helm and showered him in dark black earth. <text:lin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text:soft-page-break/>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o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ons and melting steel that was the thrush's loading port. <text:line-break/><text:line-break/>He coughed. “Whatever she gave me was a wicked virus. I'm hopeful that favorite plant can beat it.”</text:p>
      <text:p text:style-name="P4"/>
      <text:p text:style-name="P4">One little arm reached out and touched a leaf that was growing from the corner of the chamber. </text:p>
      <text:p text:style-name="P4"/>
      <text:p text:style-name="P4">“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text:soft-pag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Held her back. She did not see it but Derek kno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light and help. <text:s/></text:p>
      <text:p text:style-name="P4"/>
      <text:p text:style-name="P4"/>
      <text:p text:style-name="P4"><text:s/></text:p>
      <text:p text:style-name="P4"/>
      <text:p text:style-name="P4"><text:s/></text:p>
      <text:p text:style-name="P4"/>
      <text:p text:style-name="P4"><text:soft-page-break/><text:line-break/><text:line-break/><text:line-break/><text:line-break/></text:p>
      <text:p text:style-name="P4"/>
      <text:p text:style-name="P4"/>
      <text:p text:style-name="P4"/>
      <text:p text:style-name="P4"><text:line-break/><text:line-break/><text:line-break/><text:line-break/><text:line-break/><text:line-break/> </text:p>
      <text:p text:style-name="P4"/>
      <text:p text:style-name="P4"/>
      <text:p text:style-name="P4"/>
      <text:p text:style-name="P4"/>
      <text:p text:style-name="P4"><text:line-break/></text:p>
      <text:p text:style-name="P4"/>
      <text:p text:style-name="P4"/>
      <text:p text:style-name="P4"/>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ext:soft-pag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
      <text:p text:style-name="P4">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ext:soft-page-break/>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
      <text:p text:style-name="P4">The capitain held up a hand. <text:lin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soft-pag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
      <text:p text:style-name="P4">She could feel her body react to the intensity of the flesh before her. Something steamed invisable from 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text:soft-page-break/>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4"/>
      <text:p text:style-name="P4">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text:soft-page-break/>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yaga. </text:p>
      <text:p text:style-name="P4"/>
      <text:p text:style-name="P4">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make it for you- and so no one's day is forgotten and we all get to eat cake more often!" </text:p>
      <text:p text:style-name="P4"/>
      <text:p text:style-name="P4">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text:soft-page-break/>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text:soft-page-break/>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text:soft-pag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has to go somewhere. That and all the villas and appartments and private rooms and clubs- no one likes to leave the party. Some never do. " </text:p>
      <text:p text:style-name="P4"/>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text:soft-page-break/>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of chocolate cake. </text:p>
      <text:p text:style-name="P4"><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text:soft-page-break/>creativity and intelegence that will be your bastion of hope. Hope is life. Without it you willnot 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text:soft-page-break/></text:p>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line-break/>"I may never tell you another truth beyond this one. But this one is for free. There is no freedom. Only 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text:soft-page-break/>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text:soft-page-break/>"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4"/>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text:soft-pag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4"/>
      <text:p text:style-name="P4">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soft-pag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
      <text:p text:style-name="P4">When she had swallowed the sensations that had clung to her begain to fall away. </text:p>
      <text:p text:style-name="P4"/>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text:soft-page-break/>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text:soft-pag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text:soft-pag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text:soft-page-break/>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text:soft-page-break/>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text:soft-pag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soft-pag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text:soft-page-break/>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text:soft-page-break/>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ext:soft-page-break/>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text:soft-page-break/>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soft-pag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soft-pag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text:soft-page-break/>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1">th</text:span> year of Dagnadin's life the Resistance made inroads into the workforce of {INSERT PLANET NAME HERE} passing pamplets and secret meetings. Rousing all brands of men against their entrepreneur. By the 412<text:span text:style-name="T11">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I'm telling you what is. How the system is presented, and what it really is- those are two very different <text:soft-page-break/>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line-break/><text:soft-pag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line-break/><text:soft-pag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Nice shot.” He attempted the same toss but it went wide and battered the sellers door jam. The man <text:soft-page-break/>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line-break/><text:soft-pag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line-break/><text:soft-pag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Unevictable: <text:s text:c="10"/>0 kB</text:p>
      <text:p text:style-name="P7"><text:soft-page-break/>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Model: <text:s text:c="14"/>142</text:p>
      <text:p text:style-name="P7"><text:soft-page-break/>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gawk/bionic,now 1:4.1.4+dfsg-1build1 amd64 [installed,automatic]</text:p>
      <text:p text:style-name="P7"><text:soft-page-break/>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Goldhoard.exe was polymorphic. Many formed. The twisted strangled corpse rebooted. With all the <text:soft-page-break/>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
      <text:p text:style-name="P7"><text:soft-page-break/>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appendages clutched and grasped towards the dragon, but could not hold. Only the ice held it back. <text:line-break/><text:soft-pag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line-break/><text:soft-pag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ext:soft-page-break/>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text:soft-page-break/></text:p>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line-break/><text:soft-pag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
      <text:p text:style-name="P7"><text:soft-page-break/></text:p>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text:soft-page-break/>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9-10T13:32:25.06</dc:date>
    <dc:creator>Blake Stanger</dc:creator>
    <meta:editing-duration>P29DT20H16M29S</meta:editing-duration>
    <meta:editing-cycles>428</meta:editing-cycles>
    <meta:generator>OpenOffice/4.1.11$Win32 OpenOffice.org_project/4111m1$Build-9808</meta:generator>
    <meta:document-statistic meta:table-count="0" meta:image-count="2" meta:object-count="0" meta:page-count="199" meta:paragraph-count="1945" meta:word-count="90710" meta:character-count="497858"/>
  </office:meta>
</office:document-meta>
</file>